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2a0dd"/>
    </style:style>
    <style:style style:name="T1" style:family="text">
      <style:text-properties officeooo:rsid="0003ad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cnologico Nacional de Mexico</text:p>
      <text:p text:style-name="Standard">Instituto Tecnologico Tijuana</text:p>
      <text:p text:style-name="Standard">Subdireccion Academica</text:p>
      <text:p text:style-name="Standard">Departamento de Sistemas y Computacion</text:p>
      <text:p text:style-name="Standard">Ing. Sistemas Computacionales</text:p>
      <text:p text:style-name="Standard">Programacion WEB</text:p>
      <text:p text:style-name="Standard">Profesor: Ray Brunett Parra Galaviz</text:p>
      <text:p text:style-name="Standard">Alumno: <text:span text:style-name="T1">Cervantes Ahumada Alain</text:span></text:p>
      <text:p text:style-name="Standard">Matricula: <text:span text:style-name="T1">14212255</text:span></text:p>
      <text:p text:style-name="Standard"/>
      <text:p text:style-name="Standard"/>
      <text:p text:style-name="Standard">I. Instrucciones: Leer detalladamente los reactivos y responder de manera correcta lo solicitado en los</text:p>
      <text:p text:style-name="Standard">reactivos</text:p>
      <text:p text:style-name="Standard"/>
      <text:p text:style-name="Standard">1. Dibuje un arbol con la estructura basica de un proyecto y una aplicación de Django</text:p>
      <text:p text:style-name="Standard"/>
      <text:p text:style-name="Standard"/>
      <text:p text:style-name="Standard">2. Mencione tres argumentos que gestiona el comando manage.py</text:p>
      <text:p text:style-name="Standard"/>
      <text:p text:style-name="Standard"/>
      <text:p text:style-name="Standard">3. Explique la diferencia de utilizar urls global y urls local</text:p>
      <text:p text:style-name="Standard"/>
      <text:p text:style-name="Standard"/>
      <text:p text:style-name="Standard">4. Escriba un patron de url para una vista basada en funcion</text:p>
      <text:p text:style-name="Standard"/>
      <text:p text:style-name="Standard"/>
      <text:p text:style-name="Standard">5. Escriba un patron de url para una vista basada en clase</text:p>
      <text:p text:style-name="Standard"/>
      <text:p text:style-name="Standard"/>
      <text:p text:style-name="Standard">6. Escriba el comando para hacer un proyecto en Django</text:p>
      <text:p text:style-name="Standard"/>
      <text:p text:style-name="Standard"/>
      <text:p text:style-name="Standard">7. Escriba el comando para hacer una aplicación en Django</text:p>
      <text:p text:style-name="Standard"/>
      <text:p text:style-name="Standard"/>
      <text:p text:style-name="Standard">8. Mencione para que sirve el archivo Settings.py</text:p>
      <text:p text:style-name="Standard"/>
      <text:p text:style-name="Standard"/>
      <text:p text:style-name="Standard">9. Escriba el comando para registrar las migraciones de los modelos</text:p>
      <text:p text:style-name="Standard"/>
      <text:p text:style-name="Standard"/>
      <text:p text:style-name="Standard">10. Escriba el comando para sincronizar el modelo con el motor de base de datos.</text:p>
      <text:p text:style-name="Standard"/>
      <text:p text:style-name="Standard"/>
      <text:p text:style-name="Standard"/>
      <text:p text:style-name="Standard">II. Instrucciones: Leer detalladamente la problemática y desarrollar un proyecto en Python y Django</text:p>
      <text:p text:style-name="Standard">para solucionar la problemática establecida.</text:p>
      <text:p text:style-name="Standard">1.- En la Ciudad Parra’s existe la National League Footboll Parra (NFLP), esta liga esta solicitando a</text:p>
      <text:p text:style-name="Standard">las casas desarrolladoras un proyecto a medida para registrar y controlar las estadisticas de la liga. La</text:p>
      <text:p text:style-name="Standard">NFLP esta interesada en tener los siguientes Reportes:</text:p>
      <text:p text:style-name="Standard"/>
      <text:p text:style-name="P1">•Lista General de Jugadores </text:p>
      <text:p text:style-name="P1">•Lista Genereal de Equipos</text:p>
      <text:p text:style-name="P1"><text:soft-page-break/>•Lista General de Estadios</text:p>
      <text:p text:style-name="P1">•Detalle de Jugadores</text:p>
      <text:p text:style-name="P1">•Detalle de Estadios</text:p>
      <text:p text:style-name="P1">•Detalle de Equipos</text:p>
      <text:p text:style-name="P1">•Lista de Jugadores de un equipo proporciando por el usuario</text:p>
      <text:p text:style-name="P1">•Lista de todos los jugadores de una posicion especificada por el usuario</text:p>
      <text:p text:style-name="P1"/>
      <text:p text:style-name="P1">•Importante: Realizar las Vistas, Modelos, Urls, Formas y demas cosas necesarias para cumplir con la</text:p>
      <text:p text:style-name="P1">necesidad de los reportes. Los reportes deben obtener su informacion mediante un queryset al modelo.</text:p>
      <text:p text:style-name="P1"/>
      <text:p text:style-name="P1">•Nota: Este examen fue intencionalmente escrito sin acentos, la calificacion del examen puede ser nula,</text:p>
      <text:p text:style-name="Standard">parcial o completa dependiendo del desempeño del aplicante. El tiempo limite para entregar el examen</text:p>
      <text:p text:style-name="Standard">se establece por el profesor en el momento de la entreg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5:43:41.272718123</meta:creation-date>
    <dc:date>2018-09-07T15:23:30.829544179</dc:date>
    <meta:editing-duration>PT3M28S</meta:editing-duration>
    <meta:editing-cycles>1</meta:editing-cycles>
    <meta:document-statistic meta:table-count="0" meta:image-count="0" meta:object-count="0" meta:page-count="2" meta:paragraph-count="39" meta:word-count="335" meta:character-count="2131" meta:non-whitespace-character-count="1834"/>
    <meta:generator>LibreOffice/6.0.3.2$Linux_X86_64 LibreOffice_project/00m0$Build-2</meta:generator>
  </office:meta>
</office:document-meta>
</file>